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2025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2025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2025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2024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2024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2024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2023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2023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2023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2023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2022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2022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2022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2022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2021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2021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2021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2021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2021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0796" calcext:value-type="float">
            <text:p>14.75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758" calcext:value-type="float">
            <text:p>14.92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2948" calcext:value-type="float">
            <text:p>14.44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6128" calcext:value-type="float">
            <text:p>20.8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197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197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197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196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72</text:p>
          </table:table-cell>
          <table:table-cell office:value-type="string" calcext:value-type="string">
            <text:p>196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14" meta:object-count="0"/>
    <meta:user-defined meta:name="AppVersion">3.0</meta:user-defined>
  </office:meta>
</office:document-meta>
</file>